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ar moon spoon fork knife spor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leb Crump</meta:initial-creator>
    <dc:creator>Caleb Crump</dc:creator>
    <meta:creation-date>2011-04-05T14:57:00Z</meta:creation-date>
    <dc:date>2011-04-05T14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